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Hiperv_237_nculo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4.074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7.5pt" style:use-optimal-row-height="true" fo:break-before="auto"/>
    </style:style>
    <style:style style:name="ro3" style:family="table-row">
      <style:table-row-properties style:row-height="114.75pt" style:use-optimal-row-height="true" fo:break-before="auto"/>
    </style:style>
    <style:style style:name="ro4" style:family="table-row">
      <style:table-row-properties style:row-height="102pt" style:use-optimal-row-height="true" fo:break-before="auto"/>
    </style:style>
    <style:style style:name="ro5" style:family="table-row">
      <style:table-row-properties style:row-height="140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a_de_Requerimien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4" table:default-cell-style-name="ce1"/>
        <table:table-row table:style-name="ro1">
          <table:table-cell office:value-type="string" table:number-columns-spanned="3" table:number-rows-spanned="1" table:style-name="ce3">
            <text:p>REQUERIMIENTOS DEL PROYECTO: Gestask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N°</text:p>
          </table:table-cell>
          <table:table-cell office:value-type="string" table:style-name="ce4">
            <text:p>TIPO REQ.</text:p>
          </table:table-cell>
          <table:table-cell office:value-type="string" table:style-name="ce4">
            <text:p>CASO DE USO #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JUSTIFICACION</text:p>
          </table:table-cell>
          <table:table-cell office:value-type="string" table:style-name="ce4">
            <text:p>CRITERIO DE CUMPLIMIENTO</text:p>
          </table:table-cell>
          <table:table-cell office:value-type="string" table:style-name="ce4">
            <text:p>DEPENDENCIAS</text:p>
          </table:table-cell>
          <table:table-cell office:value-type="string" table:style-name="ce4">
            <text:p>CONFLICTOS</text:p>
          </table:table-cell>
          <table:table-cell office:value-type="string" table:style-name="ce4">
            <text:p>FUENTE:</text:p>
          </table:table-cell>
          <table:table-cell office:value-type="string" table:style-name="ce4">
            <text:p>FECHA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1</text:p>
          </table:table-cell>
          <table:table-cell office:value-type="string" table:style-name="ce5">
            <text:p>El sistema debe permitir a los usuarios registrarse en la aplicación ingresando su nombre, dirección de correo electrónico y contraseña.</text:p>
          </table:table-cell>
          <table:table-cell office:value-type="string" table:style-name="ce5">
            <text:p>El registro es necesario para identificar y autenticar a los usuarios, brindándoles acceso a las funcionalidades de la aplicación de Gestask.</text:p>
          </table:table-cell>
          <table:table-cell office:value-type="string" table:style-name="ce5">
            <text:p>Los usuarios deben poder completar el proceso de registro sin errores y recibir una confirmación de registro exitoso.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2</text:p>
          </table:table-cell>
          <table:table-cell office:value-type="string" table:style-name="ce5">
            <text:p>El sistema debe permitir a los usuarios iniciar sesión en la aplicación utilizando su dirección de correo electrónico y contraseña previamente registrados.</text:p>
          </table:table-cell>
          <table:table-cell office:value-type="string" table:style-name="ce5">
            <text:p>El inicio de sesión es necesario para garantizar la seguridad y permitir a los usuarios acceder a sus tareas y configuraciones personalizadas.</text:p>
          </table:table-cell>
          <table:table-cell office:value-type="string" table:style-name="ce5">
            <text:p>Los usuarios deben poder iniciar sesión con éxito y acceder a la ventana de inicio.</text:p>
          </table:table-cell>
          <table:table-cell office:value-type="string" table:style-name="ce5">
            <text:p>CU01 (Registro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3</text:p>
          </table:table-cell>
          <table:table-cell office:value-type="string" table:style-name="ce5">
            <text:p>El sistema debe permitir a los usuarios crear una nueva tarea, ingresando un título, descripción,comentarios,categoria, fecha de vencimiento y prioridad.</text:p>
          </table:table-cell>
          <table:table-cell office:value-type="string" table:style-name="ce5">
            <text:p>La capacidad de crear nuevas tareas es esencial para que los usuarios puedan organizar sus responsabilidades diarias.</text:p>
          </table:table-cell>
          <table:table-cell office:value-type="string" table:style-name="ce5">
            <text:p>Los usuarios deben poder crear una nueva tarea con todos los campos requeridos y que se refleje correctamente en la lista de tareas.</text:p>
          </table:table-cell>
          <table:table-cell office:value-type="string" table:style-name="ce5">
            <text:p>CU02 (Inicio de sesión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4</text:p>
          </table:table-cell>
          <table:table-cell office:value-type="string" table:style-name="ce5">
            <text:p>El sistema debe permitir a los usuarios editar una tarea existente, modificando su título, descripción, fecha de vencimiento y prioridad.</text:p>
          </table:table-cell>
          <table:table-cell office:value-type="string" table:style-name="ce5">
            <text:p>La capacidad de editar tareas proporciona flexibilidad y permite a los usuarios realizar cambios o ajustes en sus tareas según sea necesario.</text:p>
          </table:table-cell>
          <table:table-cell office:value-type="string" table:style-name="ce5">
            <text:p>Los usuarios deben poder realizar modificaciones en los campos de una tarea existente y que los cambios se guarden correctamente.</text:p>
          </table:table-cell>
          <table:table-cell office:value-type="string" table:style-name="ce5">
            <text:p>CU02 (Inicio de sesión), CU03 (Crear nueva tarea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5" table:style-name="ce5">
            <text:p>5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5</text:p>
          </table:table-cell>
          <table:table-cell office:value-type="string" table:style-name="ce5">
            <text:p>El sistema debe permitir a los usuarios eliminar una tarea existente de su lista de tareas.</text:p>
          </table:table-cell>
          <table:table-cell office:value-type="string" table:style-name="ce5">
            <text:p>La opción de eliminar tareas es necesaria para que los usuarios puedan gestionar y mantener actualizada su lista de tareas.</text:p>
          </table:table-cell>
          <table:table-cell office:value-type="string" table:style-name="ce5">
            <text:p>Los usuarios deben poder eliminar una tarea seleccionada y que esta se elimine correctamente de la lista de tareas.</text:p>
          </table:table-cell>
          <table:table-cell office:value-type="string" table:style-name="ce5">
            <text:p>Requerimiento N°2 (Inicio de sesión), Requerimiento N°3 (Crear nueva tarea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5"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CU06</text:p>
          </table:table-cell>
          <table:table-cell office:value-type="string" table:style-name="ce5">
            <text:p>El sistema debe permitir a los usuarios personalizar los gestos de interacción y los comandos de voz utilizados en la aplicación.</text:p>
          </table:table-cell>
          <table:table-cell office:value-type="string" table:style-name="ce5">
            <text:p>La personalización de gestos y comandos de voz brinda a los usuarios la posibilidad de adaptar la aplicación a sus preferencias y necesidades específicas.</text:p>
          </table:table-cell>
          <table:table-cell office:value-type="string" table:style-name="ce5">
            <text:p>Los usuarios deben poder configurar y guardar sus gestos y comandos de voz personalizados, y que estos sean reconocidos y utilizados correctamente por la aplicación.</text:p>
          </table:table-cell>
          <table:table-cell office:value-type="string" table:style-name="ce5">
            <text:p>CU02 (Inicio de sesión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7</text:p>
          </table:table-cell>
          <table:table-cell office:value-type="string" table:style-name="ce5">
            <text:p>El sistema debe permitir a los usuarios mostrar las tareas por prioridad, ordenando la lista de tareas de acuerdo a la importancia asignada.</text:p>
          </table:table-cell>
          <table:table-cell office:value-type="string" table:style-name="ce5">
            <text:p>La opción de mostrar tareas por prioridad ayuda a los usuarios a identificar rápidamente las tareas más importantes y gestionar su tiempo de manera efectiva.</text:p>
          </table:table-cell>
          <table:table-cell office:value-type="string" table:style-name="ce5">
            <text:p>Los usuarios deben poder seleccionar la opción de ordenar tareas por prioridad y que la lista de tareas se actualice de acuerdo a ese criterio.</text:p>
          </table:table-cell>
          <table:table-cell office:value-type="string" table:style-name="ce5">
            <text:p>CU02 (Inicio de sesión), CU03 (Crear nueva tarea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string" table:style-name="ce5">
            <text:p>Funcional</text:p>
          </table:table-cell>
          <table:table-cell office:value-type="string" table:style-name="ce5">
            <text:p>CU08</text:p>
          </table:table-cell>
          <table:table-cell office:value-type="string" table:style-name="ce5">
            <text:p>El sistema debe permitir a los usuarios crear categorías personalizadas para organizar sus tareas.</text:p>
          </table:table-cell>
          <table:table-cell office:value-type="string" table:style-name="ce5">
            <text:p>La opción de crear categorías brinda a los usuarios una forma adicional de organizar y clasificar sus tareas según sus propias preferencias.</text:p>
          </table:table-cell>
          <table:table-cell office:value-type="string" table:style-name="ce5">
            <text:p>Los usuarios deben poder crear una nueva categoría, asignar tareas a categorías existentes y que las tareas se muestren correctamente dentro de cada categoría.</text:p>
          </table:table-cell>
          <table:table-cell office:value-type="string" table:style-name="ce5">
            <text:p>CU02 (Inicio de sesión), CU03 (Crear nueva tarea)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Especificaciones del proyecto</text:p>
          </table:table-cell>
          <table:table-cell table:style-name="ce5"/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  <table:named-expressions>
          <table:named-range table:name="Print_Area" table:cell-range-address="Lista_de_Requerimientos.$A$1:Lista_de_Requerimientos.$J$11" table:base-cell-address="Lista_de_Requerimientos.$A$1"/>
        </table:named-expressions>
      </table:table>
      <table:table table:name="Lista_de_Casos_de_Uso" table:style-name="ta2">
        <table:table-column table:style-name="co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2">
            <text:p>CASOS DE USO DEL PROYECTO: Nombre del Proyecto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0" table:formula="of:=+[.A3]+[.A2:.C10]" table:number-matrix-columns-spanned="1" table:number-matrix-rows-spanned="1" table:style-name="ce4">
            <text:p>0</text:p>
          </table:table-cell>
          <table:table-cell office:value-type="string" table:style-name="ce4">
            <text:p>CASO DE USO #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ENLACE DOC</text:p>
          </table:table-cell>
          <table:table-cell table:number-columns-repeated="16380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7">
            <text:p>CU-01</text:p>
          </table:table-cell>
          <table:table-cell office:value-type="string" table:style-name="ce7">
            <text:p>Registrarse</text:p>
          </table:table-cell>
          <table:table-cell office:value-type="string" table:style-name="ce6">
            <text:p><text:a xlink:href="https://docs.google.com/document/d/1iFQSfKDM3fElmoyN014i6J2AOGkPM4uMCeDKDRioyos/edit?usp=sharing">https://docs.google.com/document/d/1iFQSfKDM3fElmoyN014i6J2AOGkPM4uMCeDKDRioyos/edit?usp=sharing</text:a></text:p>
          </table:table-cell>
          <table:table-cell table:number-columns-repeated="16380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7">
            <text:p>CU-02</text:p>
          </table:table-cell>
          <table:table-cell office:value-type="string" table:style-name="ce7">
            <text:p>Iniciar Sesión</text:p>
          </table:table-cell>
          <table:table-cell office:value-type="string" table:style-name="ce6">
            <text:p><text:a xlink:href="https://docs.google.com/document/d/1iFQSfKDM3fElmoyN014i6J2AOGkPM4uMCeDKDRioyos/edit?usp=sharing">https://docs.google.com/document/d/1iFQSfKDM3fElmoyN014i6J2AOGkPM4uMCeDKDRioyos/edit?usp=sharing</text:a></text:p>
          </table:table-cell>
          <table:table-cell table:number-columns-repeated="16380"/>
        </table:table-row>
        <table:table-row table:style-name="ro6">
          <table:table-cell office:value-type="float" office:value="3" table:style-name="ce7">
            <text:p>3</text:p>
          </table:table-cell>
          <table:table-cell office:value-type="string" table:style-name="ce7">
            <text:p>CU-03</text:p>
          </table:table-cell>
          <table:table-cell office:value-type="string" table:style-name="ce7">
            <text:p>Crear Nueva Tarea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style-name="ro6">
          <table:table-cell office:value-type="float" office:value="4" table:style-name="ce7">
            <text:p>4</text:p>
          </table:table-cell>
          <table:table-cell office:value-type="string" table:style-name="ce7">
            <text:p>CU-04</text:p>
          </table:table-cell>
          <table:table-cell office:value-type="string" table:style-name="ce7">
            <text:p>Editar Tarea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string" table:style-name="ce7">
            <text:p>CU-05</text:p>
          </table:table-cell>
          <table:table-cell office:value-type="string" table:style-name="ce7">
            <text:p>Eliminar Tarea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7">
            <text:p>CU-06</text:p>
          </table:table-cell>
          <table:table-cell office:value-type="string" table:style-name="ce7">
            <text:p>Personalizar gestos y comandos de voz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style-name="ro6">
          <table:table-cell office:value-type="float" office:value="7" table:style-name="ce7">
            <text:p>7</text:p>
          </table:table-cell>
          <table:table-cell office:value-type="string" table:style-name="ce7">
            <text:p>CU-07</text:p>
          </table:table-cell>
          <table:table-cell office:value-type="string" table:style-name="ce7">
            <text:p>Mostrar Tareas por Prioridad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style-name="ro6">
          <table:table-cell office:value-type="float" office:value="8" table:style-name="ce7">
            <text:p>8</text:p>
          </table:table-cell>
          <table:table-cell office:value-type="string" table:style-name="ce7">
            <text:p>CU-08</text:p>
          </table:table-cell>
          <table:table-cell office:value-type="string" table:style-name="ce7">
            <text:p>Crear Categoría</text:p>
          </table:table-cell>
          <table:table-cell office:value-type="string" table:style-name="ce6">
            <text:p>https://docs.google.com/document/d/1iFQSfKDM3fElmoyN014i6J2AOGkPM4uMCeDKDRioyos/edit?usp=sharing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breiner catalino</dc:creator>
    <meta:creation-date>2023-05-23T15:03:31Z</meta:creation-date>
    <dc:date>2023-06-07T22:05:27Z</dc:date>
    <meta:print-date>2023-06-07T21:56:05Z</meta:print-date>
    <meta:editing-cycles>2</meta:editing-cycles>
    <meta:editing-duration>PT669S</meta:editing-duration>
  </office:meta>
</office:document-meta>
</file>